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family="Monaco" style:font-family-generic="swiss" style:font-pitch="variable" fo:font-size="14pt"/>
    </style:style>
    <style:style style:name="T3" style:family="text">
      <style:text-properties fo:font-family="Monaco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5cm" svg:height="11.25cm" svg:x="1.5cm" svg:y="1.25cm">
          <draw:text-box>
            <text:p text:style-name="P1"><text:span text:style-name="T1"><text:s text:c="13"/></text:span><text:span text:style-name="T2">Bildquelle: RFC 959</text:span><text:span text:style-name="T1"> <text:s text:c="12"/></text:span><text:span text:style-name="T3"><text:s text:c="13"/>-------------</text:span></text:p>
            <text:p text:style-name="P1"><text:span text:style-name="T3"><text:s text:c="44"/></text:span><text:span text:style-name="T3">|/---------\|</text:span></text:p>
            <text:p text:style-name="P1"><text:span text:style-name="T3"><text:s text:c="44"/></text:span><text:span text:style-name="T3">|| <text:s text:c="2"/>User <text:s/>|| <text:s text:c="3"/>--------</text:span></text:p>
            <text:p text:style-name="P1"><text:span text:style-name="T3"><text:s text:c="44"/></text:span><text:span text:style-name="T3">||Interface|&lt;---&gt;| User |</text:span></text:p>
            <text:p text:style-name="P1"><text:span text:style-name="T3"><text:s text:c="44"/></text:span><text:span text:style-name="T3">|\----^----/| <text:s text:c="3"/>--------</text:span></text:p>
            <text:p text:style-name="P1"><text:span text:style-name="T3"><text:s text:c="18"/></text:span><text:span text:style-name="T3">---------- <text:s text:c="15"/>| <text:s text:c="4"/>| <text:s text:c="4"/>|</text:span></text:p>
            <text:p text:style-name="P1"><text:span text:style-name="T3"><text:s text:c="18"/></text:span><text:span text:style-name="T3">|/------\| <text:s/>FTP Commands <text:s/>|/----V----\|</text:span></text:p>
            <text:p text:style-name="P1"><text:span text:style-name="T3"><text:s text:c="18"/></text:span><text:span text:style-name="T3">||Server|&lt;----------------&gt;| <text:s text:c="2"/>User <text:s/>||</text:span></text:p>
            <text:p text:style-name="P1"><text:span text:style-name="T3"><text:s text:c="18"/></text:span><text:span text:style-name="T3">|| <text:s/>PI <text:s/>|| <text:s text:c="2"/>FTP Replies <text:s/>|| <text:s text:c="3"/>PI <text:s text:c="2"/>||</text:span></text:p>
            <text:p text:style-name="P1"><text:span text:style-name="T3"><text:s text:c="18"/></text:span><text:span text:style-name="T3">|\--^---/| <text:s text:c="15"/>|\----^----/|</text:span></text:p>
            <text:p text:style-name="P1"><text:span text:style-name="T3"><text:s text:c="18"/></text:span><text:span text:style-name="T3">| <text:s text:c="2"/>| <text:s text:c="3"/>| <text:s text:c="15"/>| <text:s text:c="4"/>| <text:s text:c="4"/>|</text:span></text:p>
            <text:p text:style-name="P1"><text:span text:style-name="T3"><text:s text:c="6"/></text:span><text:span text:style-name="T3">-------- <text:s text:c="3"/>|/--V---\| <text:s text:c="5"/>Data <text:s text:c="5"/>|/----V----\| <text:s text:c="3"/>--------</text:span></text:p>
            <text:p text:style-name="P1"><text:span text:style-name="T3"><text:s text:c="6"/></text:span><text:span text:style-name="T3">| File |&lt;---&gt;|Server|&lt;----------------&gt;| <text:s/>User <text:s text:c="2"/>|&lt;---&gt;| File |</text:span></text:p>
            <text:p text:style-name="P1"><text:span text:style-name="T3"><text:s text:c="6"/></text:span><text:span text:style-name="T3">|System| <text:s text:c="3"/>|| DTP <text:s/>|| <text:s text:c="2"/>Connection <text:s text:c="2"/>|| <text:s text:c="2"/>DTP <text:s text:c="2"/>|| <text:s text:c="3"/>|System|</text:span></text:p>
            <text:p text:style-name="P1"><text:span text:style-name="T3"><text:s text:c="6"/></text:span><text:span text:style-name="T3">-------- <text:s text:c="3"/>|\------/| <text:s text:c="15"/>|\---------/| <text:s text:c="3"/>--------</text:span></text:p>
            <text:p text:style-name="P1"><text:span text:style-name="T3"><text:s text:c="18"/></text:span><text:span text:style-name="T3">---------- <text:s text:c="15"/>-------------</text:span></text:p>
            <text:p text:style-name="P1"><text:span text:style-name="T3"><text:s text:c="18"/></text:span><text:span text:style-name="T3">Server-FTP <text:s text:c="18"/>USER-FTP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4-13T11:56:29</meta:creation-date>
    <dc:date>2007-04-13T12:04:35</dc:date>
    <dc:language>de-CH</dc:language>
    <meta:editing-cycles>4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